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12cm" svg:height="2cm" svg:x="0cm" svg:y="0cm">
            <text:p/>
          </draw:rect>
          <draw:rect draw:style-name="gr2" draw:layer="layout" svg:width="1.2cm" svg:height="0.15cm" svg:x="1.1cm" svg:y="0.15cm">
            <text:p/>
          </draw:rect>
          <draw:rect draw:style-name="gr3" draw:layer="layout" svg:width="3.2cm" svg:height="0.15cm" svg:x="1cm" svg:y="0.4cm">
            <text:p/>
          </draw:rect>
          <draw:circle draw:style-name="gr4" draw:layer="layout" svg:width="0.06cm" svg:height="0.06cm" svg:x="3.37cm" svg:y="0.17cm">
            <text:p/>
          </draw:circle>
          <draw:circle draw:style-name="gr5" draw:layer="layout" svg:width="0.06cm" svg:height="0.06cm" svg:x="3.77cm" svg:y="0.17cm">
            <text:p/>
          </draw:circle>
          <draw:rect draw:style-name="gr6" draw:layer="layout" svg:width="2.4cm" svg:height="0.6cm" svg:x="6.2cm" svg:y="0.45cm">
            <text:p/>
          </draw:rect>
          <draw:rect draw:style-name="gr7" draw:layer="layout" svg:width="2cm" svg:height="0.4cm" svg:x="6.3cm" svg:y="0.55cm">
            <text:p/>
          </draw:rect>
          <draw:rect draw:style-name="gr7" draw:layer="layout" svg:width="0.2cm" svg:height="0.4cm" svg:x="8.3cm" svg:y="0.55cm">
            <text:p/>
          </draw:rect>
          <draw:circle draw:style-name="gr4" draw:layer="layout" svg:width="0.052cm" svg:height="0.052cm" svg:x="6.214cm" svg:y="0.474cm">
            <text:p/>
          </draw:circle>
          <draw:circle draw:style-name="gr8" draw:layer="layout" svg:width="0.052cm" svg:height="0.052cm" svg:x="6.214cm" svg:y="0.974cm">
            <text:p/>
          </draw:circle>
          <draw:rect draw:style-name="gr6" draw:layer="layout" svg:width="2.4cm" svg:height="0.6cm" svg:x="9cm" svg:y="0.45cm">
            <text:p/>
          </draw:rect>
          <draw:rect draw:style-name="gr7" draw:layer="layout" svg:width="2cm" svg:height="0.4cm" svg:x="9.1cm" svg:y="0.55cm">
            <text:p/>
          </draw:rect>
          <draw:rect draw:style-name="gr7" draw:layer="layout" svg:width="0.2cm" svg:height="0.4cm" svg:x="11.1cm" svg:y="0.55cm">
            <text:p/>
          </draw:rect>
          <draw:circle draw:style-name="gr4" draw:layer="layout" svg:width="0.052cm" svg:height="0.052cm" svg:x="9.014cm" svg:y="0.474cm">
            <text:p/>
          </draw:circle>
          <draw:circle draw:style-name="gr8" draw:layer="layout" svg:width="0.052cm" svg:height="0.052cm" svg:x="9.014cm" svg:y="0.974cm">
            <text:p/>
          </draw:circle>
          <draw:rect draw:style-name="gr6" draw:layer="layout" svg:width="2.4cm" svg:height="0.6cm" svg:x="6.2cm" svg:y="1.2cm">
            <text:p/>
          </draw:rect>
          <draw:rect draw:style-name="gr7" draw:layer="layout" svg:width="2cm" svg:height="0.4cm" svg:x="6.3cm" svg:y="1.3cm">
            <text:p/>
          </draw:rect>
          <draw:rect draw:style-name="gr7" draw:layer="layout" svg:width="0.2cm" svg:height="0.4cm" svg:x="8.3cm" svg:y="1.3cm">
            <text:p/>
          </draw:rect>
          <draw:circle draw:style-name="gr4" draw:layer="layout" svg:width="0.052cm" svg:height="0.052cm" svg:x="6.214cm" svg:y="1.224cm">
            <text:p/>
          </draw:circle>
          <draw:circle draw:style-name="gr8" draw:layer="layout" svg:width="0.052cm" svg:height="0.052cm" svg:x="6.214cm" svg:y="1.724cm">
            <text:p/>
          </draw:circle>
          <draw:rect draw:style-name="gr6" draw:layer="layout" svg:width="2.4cm" svg:height="0.6cm" svg:x="9cm" svg:y="1.2cm">
            <text:p/>
          </draw:rect>
          <draw:rect draw:style-name="gr7" draw:layer="layout" svg:width="2cm" svg:height="0.4cm" svg:x="9.1cm" svg:y="1.3cm">
            <text:p/>
          </draw:rect>
          <draw:rect draw:style-name="gr7" draw:layer="layout" svg:width="0.2cm" svg:height="0.4cm" svg:x="11.1cm" svg:y="1.3cm">
            <text:p/>
          </draw:rect>
          <draw:circle draw:style-name="gr4" draw:layer="layout" svg:width="0.052cm" svg:height="0.052cm" svg:x="9.014cm" svg:y="1.224cm">
            <text:p/>
          </draw:circle>
          <draw:circle draw:style-name="gr8" draw:layer="layout" svg:width="0.052cm" svg:height="0.052cm" svg:x="9.014cm" svg:y="1.724cm">
            <text:p/>
          </draw:circle>
          <draw:line draw:style-name="gr9" draw:layer="layout" svg:x1="0.2cm" svg:y1="0cm" svg:x2="0.2cm" svg:y2="2cm">
            <text:p/>
          </draw:line>
          <draw:line draw:style-name="gr9" draw:layer="layout" svg:x1="11.8cm" svg:y1="0cm" svg:x2="11.8cm" svg:y2="2cm">
            <text:p/>
          </draw:line>
          <draw:rect draw:style-name="gr10" draw:layer="layout" svg:width="0.1cm" svg:height="0.6cm" svg:x="0.05cm" svg:y="0.7cm">
            <text:p/>
          </draw:rect>
          <draw:rect draw:style-name="gr10" draw:layer="layout" svg:width="0.1cm" svg:height="0.6cm" svg:x="11.85cm" svg:y="0.7cm">
            <text:p/>
          </draw:rect>
          <draw:circle draw:style-name="gr10" draw:layer="layout" svg:width="0.08cm" svg:height="0.08cm" svg:x="0.06cm" svg:y="0.46cm">
            <text:p/>
          </draw:circle>
          <draw:circle draw:style-name="gr10" draw:layer="layout" svg:width="0.08cm" svg:height="0.08cm" svg:x="0.06cm" svg:y="1.46cm">
            <text:p/>
          </draw:circle>
          <draw:circle draw:style-name="gr10" draw:layer="layout" svg:width="0.08cm" svg:height="0.08cm" svg:x="11.86cm" svg:y="0.46cm">
            <text:p/>
          </draw:circle>
          <draw:circle draw:style-name="gr10" draw:layer="layout" svg:width="0.08cm" svg:height="0.08cm" svg:x="11.86cm" svg:y="1.46cm">
            <text:p/>
          </draw:circle>
          <draw:line draw:style-name="gr11" draw:layer="layout" svg:x1="6.4cm" svg:y1="0.2cm" svg:x2="11.2cm" svg:y2="0.2cm">
            <text:p/>
          </draw:line>
          <draw:line draw:style-name="gr11" draw:layer="layout" svg:x1="0.6cm" svg:y1="0.8cm" svg:x2="5.4cm" svg:y2="0.8cm">
            <text:p/>
          </draw:line>
          <draw:line draw:style-name="gr11" draw:layer="layout" svg:x1="0.6cm" svg:y1="1cm" svg:x2="5.4cm" svg:y2="1cm">
            <text:p/>
          </draw:line>
          <draw:line draw:style-name="gr11" draw:layer="layout" svg:x1="0.6cm" svg:y1="1.2cm" svg:x2="5.4cm" svg:y2="1.2cm">
            <text:p/>
          </draw:line>
          <draw:line draw:style-name="gr11" draw:layer="layout" svg:x1="0.6cm" svg:y1="1.4cm" svg:x2="5.4cm" svg:y2="1.4cm">
            <text:p/>
          </draw:line>
          <draw:line draw:style-name="gr11" draw:layer="layout" svg:x1="0.6cm" svg:y1="1.6cm" svg:x2="5.4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2USlow</dc:title>
    <meta:creation-date>2011-02-07T16:56:28</meta:creation-date>
    <meta:editing-duration>P0D</meta:editing-duration>
    <meta:editing-cycles>1</meta:editing-cycles>
    <meta:document-statistic meta:object-count="40"/>
    <meta:generator>OpenOffice.org/3.3$Linux OpenOffice.org_project/330m20$Build-9567</meta:generator>
  </office:meta>
</office:document-meta>
</file>